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2cm" svg:y1="1.2cm" svg:x2="3.2cm" svg:y2="18.8cm">
          <text:p/>
        </draw:line>
        <draw:line draw:style-name="gr2" draw:text-style-name="P1" draw:layer="layout" svg:x1="3.2cm" svg:y1="18.8cm" svg:x2="25.6cm" svg:y2="18.8cm">
          <text:p/>
        </draw:line>
        <draw:frame draw:style-name="gr3" draw:text-style-name="P2" draw:layer="layout" svg:width="1.065cm" svg:height="1.195cm" svg:x="1.6cm" svg:y="1.2cm">
          <draw:text-box>
            <text:p text:style-name="P2">P</text:p>
          </draw:text-box>
        </draw:frame>
        <draw:frame draw:style-name="gr3" draw:text-style-name="P2" draw:layer="layout" svg:width="1.065cm" svg:height="1.195cm" svg:x="25.7cm" svg:y="19.1cm">
          <draw:text-box>
            <text:p text:style-name="P2">V</text:p>
          </draw:text-box>
        </draw:frame>
        <draw:frame draw:style-name="gr3" draw:text-style-name="P3" draw:layer="layout" svg:width="1.797cm" svg:height="1.119cm" svg:x="1.2cm" svg:y="4.6cm">
          <draw:text-box>
            <text:p text:style-name="P3">345</text:p>
          </draw:text-box>
        </draw:frame>
        <draw:frame draw:style-name="gr3" draw:text-style-name="P3" draw:layer="layout" svg:width="1.366cm" svg:height="1.119cm" svg:x="1.801cm" svg:y="14.101cm">
          <draw:text-box>
            <text:p text:style-name="P3">69</text:p>
          </draw:text-box>
        </draw:frame>
        <draw:line draw:style-name="gr4" draw:text-style-name="P1" draw:layer="layout" svg:x1="6.4cm" svg:y1="14.8cm" svg:x2="21.2cm" svg:y2="14.8cm">
          <text:p/>
        </draw:line>
        <draw:line draw:style-name="gr4" draw:text-style-name="P1" draw:layer="layout" svg:x1="6.4cm" svg:y1="14.8cm" svg:x2="6.4cm" svg:y2="5.2cm">
          <text:p/>
        </draw:line>
        <draw:path draw:style-name="gr4" draw:text-style-name="P1" draw:layer="layout" svg:width="17.176cm" svg:height="4.018cm" draw:transform="skewX (5.39612919137422E-017) rotate (2.79601746169492) translate (21.199999997254cm 14.8000000076272cm)" svg:viewBox="0 0 17177 4019" svg:d="m0 0c10628 0 17177 4019 17177 4019">
          <text:p/>
        </draw:path>
        <draw:frame draw:style-name="gr5" draw:layer="layout" svg:width="1cm" svg:height="0.962cm" svg:x="20.8cm" svg:y="14.9cm">
          <draw:text-box>
            <text:p>1</text:p>
          </draw:text-box>
        </draw:frame>
        <draw:frame draw:style-name="gr5" draw:layer="layout" svg:width="1cm" svg:height="0.962cm" svg:x="6.1cm" svg:y="15cm">
          <draw:text-box>
            <text:p>2</text:p>
          </draw:text-box>
        </draw:frame>
        <draw:frame draw:style-name="gr5" draw:layer="layout" svg:width="1cm" svg:height="0.962cm" svg:x="5.5cm" svg:y="4.9cm">
          <draw:text-box>
            <text:p>3</text:p>
          </draw:text-box>
        </draw:frame>
        <draw:frame draw:style-name="gr3" draw:layer="layout" svg:width="1.734cm" svg:height="0.962cm" svg:x="20.6cm" svg:y="18.9cm">
          <draw:text-box>
            <text:p>0.11</text:p>
          </draw:text-box>
        </draw:frame>
        <draw:frame draw:style-name="gr3" draw:layer="layout" svg:width="2.085cm" svg:height="0.962cm" svg:x="5.6cm" svg:y="18.9cm">
          <draw:text-box>
            <text:p>0.022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6T23:20:00</meta:creation-date>
    <dc:date>2014-10-16T23:28:12</dc:date>
    <dc:creator>Jeff Gomes</dc:creator>
    <meta:editing-duration>P0D</meta:editing-duration>
    <meta:editing-cycles>1</meta:editing-cycles>
    <meta:document-statistic meta:object-count="37"/>
    <meta:generator>LibreOffice/3.5$Linux_X86_64 LibreOffice_project/350m1$Build-2</meta:generator>
  </office:meta>
</office:document-meta>
</file>